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B000001FB07D4F44A.png" manifest:media-type="image/png"/>
  <manifest:file-entry manifest:full-path="Pictures/100000000000021100000201A0D63DDC.png" manifest:media-type="image/png"/>
  <manifest:file-entry manifest:full-path="Pictures/1000000000000122000000BCE4190B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22a" officeooo:paragraph-rsid="0006922a"/>
    </style:style>
    <style:style style:name="P2" style:family="paragraph" style:parent-style-name="Standard">
      <style:text-properties fo:font-weight="bold" officeooo:rsid="0006922a" officeooo:paragraph-rsid="0006922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a e<draw:frame draw:style-name="fr1" draw:name="Imagen1" text:anchor-type="char" svg:x="0.947cm" svg:y="0.64cm" svg:width="15.108cm" svg:height="13.414cm" draw:z-index="0"><draw:image xlink:href="Pictures/100000000000023B000001FB07D4F44A.png" xlink:type="simple" xlink:show="embed" xlink:actuate="onLoad" draw:mime-type="image/png"/></draw:frame>s la configuración que está funcionando actualmente 04/05/2024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width="13.996cm" svg:height="13.573cm" draw:z-index="1"><draw:image xlink:href="Pictures/100000000000021100000201A0D63DDC.png" xlink:type="simple" xlink:show="embed" xlink:actuate="onLoad" draw:mime-type="image/png"/></draw:frame><draw:frame draw:style-name="fr1" draw:name="Imagen3" text:anchor-type="char" svg:x="1.621cm" svg:y="13.864cm" svg:width="7.673cm" svg:height="4.974cm" draw:z-index="2"><draw:image xlink:href="Pictures/1000000000000122000000BCE4190BB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4T13:34:48.078000000</meta:creation-date>
    <dc:date>2024-05-04T13:40:13.519000000</dc:date>
    <meta:editing-duration>PT5M26S</meta:editing-duration>
    <meta:editing-cycles>1</meta:editing-cycles>
    <meta:document-statistic meta:table-count="0" meta:image-count="3" meta:object-count="0" meta:page-count="2" meta:paragraph-count="1" meta:word-count="9" meta:character-count="68" meta:non-whitespace-character-count="60"/>
    <meta:generator>LibreOffice/24.2.2.2$Windows_X86_64 LibreOffice_project/d56cc158d8a96260b836f100ef4b4ef25d6f1a01</meta:generator>
  </office:meta>
</office:document-meta>
</file>